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D700000096552B4E38E5DB108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ma" svg:font-family="Loma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objectwithoutfill">
      <style:graphic-properties draw:stroke="solid" draw:stroke-dash="Dot" svg:stroke-width="0.053cm" svg:stroke-color="#2a6099" draw:marker-start-width="0.279cm" draw:marker-end="Arrowheads_20_3" draw:marker-end-width="0.379cm" svg:stroke-linecap="butt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  <style:paragraph-properties style:writing-mode="lr-tb"/>
    </style:style>
    <style:style style:name="gr5" style:family="graphic" style:parent-style-name="standard">
      <style:graphic-properties svg:stroke-width="0.053cm" svg:stroke-color="#2a6099" draw:marker-start-width="0.279cm" draw:marker-end-width="0.279cm" draw:fill="none" draw:textarea-horizontal-align="justify" draw:textarea-vertical-align="middle" draw:auto-grow-height="false" fo:min-height="0.5cm" fo:min-width="2.25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7" style:family="graphic" style:parent-style-name="standard">
      <style:graphic-properties svg:stroke-width="0.053cm" svg:stroke-color="#2a6099" draw:marker-start-width="0.279cm" draw:marker-end-width="0.279cm" draw:fill="none" draw:textarea-horizontal-align="justify" draw:textarea-vertical-align="middle" draw:auto-grow-height="false" fo:min-height="0.698cm" fo:min-width="3.448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2a6099" loext:opacity="100%" fo:font-size="14pt" style:font-size-asian="14pt" style:font-size-complex="14pt"/>
    </style:style>
    <style:style style:name="P4" style:family="paragraph">
      <loext:graphic-properties draw:fill="none" draw:fill-color="#ffffff"/>
      <style:text-properties fo:color="#2a6099" loext:opacity="100%" style:font-name="Ubuntu" fo:font-size="14pt" fo:font-weight="normal" style:font-size-asian="14pt" style:font-weight-asian="normal" style:font-size-complex="14pt" style:font-weight-complex="normal"/>
    </style:style>
    <style:style style:name="P5" style:family="paragraph">
      <style:paragraph-properties fo:text-align="center"/>
      <style:text-properties fo:color="#2a6099" loext:opacity="100%"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center"/>
      <style:text-properties fo:color="#2a6099" loext:opacity="100%" style:font-name="Ubuntu"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font-name="Ubuntu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7.582cm" svg:height="5.29cm" svg:x="7.003cm" svg:y="11.324cm">
          <draw:image xlink:href="Pictures/10000001000000D700000096552B4E38E5DB1081.png" xlink:type="simple" xlink:show="embed" xlink:actuate="onLoad" draw:mime-type="image/png">
            <text:p/>
          </draw:image>
        </draw:frame>
        <draw:connector draw:style-name="gr2" draw:text-style-name="P2" draw:layer="layout" draw:type="line" svg:x1="10.794cm" svg:y1="11.324cm" svg:x2="10.794cm" svg:y2="11.324cm" draw:start-shape="id1" draw:end-shape="id1" svg:d="M10794 11324z" svg:viewBox="0 0 1 1">
          <text:p/>
        </draw:connector>
        <draw:line draw:style-name="gr3" draw:text-style-name="P2" draw:layer="layout" svg:x1="13.25cm" svg:y1="13cm" svg:x2="14cm" svg:y2="11.25cm">
          <text:p/>
        </draw:line>
        <draw:frame draw:style-name="gr4" draw:text-style-name="P4" draw:layer="layout" svg:width="3.948cm" svg:height="0.963cm" svg:x="13.052cm" svg:y="10.5cm">
          <draw:text-box>
            <text:p text:style-name="P3"><text:span text:style-name="T1">Polarization</text:span></text:p>
          </draw:text-box>
        </draw:frame>
        <draw:line draw:style-name="gr3" draw:text-style-name="P2" draw:layer="layout" svg:x1="7.25cm" svg:y1="13.25cm" svg:x2="6.25cm" svg:y2="12cm">
          <text:p/>
        </draw:line>
        <draw:frame draw:style-name="gr4" draw:text-style-name="P4" draw:layer="layout" svg:width="3.948cm" svg:height="0.963cm" svg:x="4.5cm" svg:y="11.037cm">
          <draw:text-box>
            <text:p text:style-name="P3"><text:span text:style-name="T1">Image Date</text:span></text:p>
          </draw:text-box>
        </draw:frame>
        <draw:custom-shape draw:style-name="gr5" draw:text-style-name="P2" draw:layer="layout" svg:width="2.75cm" svg:height="0.75cm" svg:x="8.75cm" svg:y="13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cm" svg:y1="13cm" svg:x2="10cm" svg:y2="11.25cm">
          <text:p/>
        </draw:line>
        <draw:frame draw:style-name="gr6" draw:text-style-name="P4" draw:layer="layout" svg:width="4.972cm" svg:height="1.361cm" svg:x="7.778cm" svg:y="10.5cm">
          <draw:text-box>
            <text:p text:style-name="P3"><text:span text:style-name="T1">Image Time Range</text:span></text:p>
          </draw:text-box>
        </draw:frame>
        <draw:custom-shape draw:style-name="gr7" draw:text-style-name="P2" draw:layer="layout" svg:width="4cm" svg:height="1cm" svg:x="7cm" svg:y="13.75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4.972cm" svg:height="1.361cm" svg:x="7.75cm" svg:y="16.25cm">
          <draw:text-box>
            <text:p text:style-name="P5"><text:span text:style-name="T1">Longitude/Latitude Range</text:span></text:p>
          </draw:text-box>
        </draw:frame>
        <draw:line draw:style-name="gr3" draw:text-style-name="P2" draw:layer="layout" svg:x1="9cm" svg:y1="14.75cm" svg:x2="9.5cm" svg:y2="16.25cm">
          <text:p/>
        </draw:line>
        <draw:line draw:style-name="gr3" draw:text-style-name="P2" draw:layer="layout" svg:x1="14.25cm" svg:y1="14cm" svg:x2="15cm" svg:y2="14cm">
          <text:p/>
        </draw:line>
        <draw:frame draw:style-name="gr6" draw:text-style-name="P4" draw:layer="layout" svg:width="4.75cm" svg:height="1.361cm" svg:x="15cm" svg:y="13.5cm">
          <draw:text-box>
            <text:p text:style-name="P3"><text:span text:style-name="T1">Focus on Imag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ma" svg:font-family="Loma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9-10T20:34:13.914730502</dc:date>
    <meta:editing-duration>PT30S</meta:editing-duration>
    <meta:editing-cycles>1</meta:editing-cycles>
    <meta:document-statistic meta:object-count="14"/>
    <meta:generator>LibreOffice/7.3.5.2$Linux_X86_64 LibreOffice_project/30$Build-2</meta:generator>
  </office:meta>
</office:document-meta>
</file>